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CacheUtilsTests.retrieveMaxCacheSizeFromSpring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CacheUtilsTests.retrieveMaxCacheSizeFromBogusSpring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CacheUtilsTests.clea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CacheUtilsTests.retrieveMaxCacheSizeFromBogus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CacheUtilsTests.asser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CacheUtilsTests.retrieveMaxCacheSizeFromSystemPropertyContaining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CacheUtilsTests.retrieveMaxCacheSizeFrom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CacheUtilsTests.retrieveMaxCacheSizeFromDecimalSpring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CacheUtilsTests.retrieveMaxCacheSizeFrom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